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Predicate.BeanPredicate( String propertyName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Predicate.get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edicate.setPredicate(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edicate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edicate.evaluate( Object ob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eanPredicate.setPropertyName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